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3mm"/>
    </style:style>
    <style:style style:name="co2" style:family="table-column">
      <style:table-column-properties fo:break-before="auto" style:column-width="22.67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6"/>
    <style:style style:name="ce3" style:family="table-cell" style:parent-style-name="Default" style:data-style-name="N106">
      <style:text-properties style:use-window-font-color="true"/>
    </style:style>
    <style:style style:name="ce4" style:family="table-cell" style:parent-style-name="Default" style:data-style-name="N106">
      <style:text-properties style:use-window-font-color="true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/>
    </style:style>
    <style:style style:name="ce7" style:family="table-cell" style:parent-style-name="Default"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</office:automatic-styles>
  <office:body>
    <office:spreadsheet>
      <table:table table:name="WaterRegulator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8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T</text:p>
          </table:table-cell>
          <table:table-cell table:style-name="ce5" office:value-type="string">
            <text:p>ReqT</text:p>
          </table:table-cell>
          <table:table-cell table:style-name="ce5" office:value-type="string">
            <text:p>IB</text:p>
          </table:table-cell>
          <table:table-cell table:style-name="ce5" office:value-type="string">
            <text:p>HH</text:p>
          </table:table-cell>
          <table:table-cell table:style-name="ce5" office:value-type="string">
            <text:p>Op</text:p>
          </table:table-cell>
          <table:table-cell table:style-name="ce5" office:value-type="string">
            <text:p>Cl</text:p>
          </table:table-cell>
          <table:table-cell table:number-columns-repeated="1018"/>
        </table:table-row>
        <table:table-row table:style-name="ro2">
          <table:table-cell office:value-type="float" office:value="60">
            <text:p>60,0</text:p>
          </table:table-cell>
          <table:table-cell office:value-type="float" office:value="65">
            <text:p>65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formula="of:=IF(([.A2]-[.B2])&lt;(([.C2]*(-1))-[.D2]); &quot;A&quot;; IF(([.A2]-[.B2])&gt;(([.C2]*(-1))+[.D2]); &quot;N&quot;; &quot;-&quot;))" office:value-type="string" office:string-value="A">
            <text:p>A</text:p>
          </table:table-cell>
          <table:table-cell table:formula="of:=IF(([.A2]-[.B2])&gt;([.C2]+[.D2]); &quot;A&quot;; IF(([.A2]-[.B2])&lt;([.C2]-[.D2]); &quot;N&quot;; &quot;-&quot;))" office:value-type="string" office:string-value="N">
            <text:p>N</text:p>
          </table:table-cell>
          <table:table-cell table:number-columns-repeated="1018"/>
        </table:table-row>
        <table:table-row table:style-name="ro2">
          <table:table-cell office:value-type="float" office:value="60.5">
            <text:p>60,5</text:p>
          </table:table-cell>
          <table:table-cell office:value-type="float" office:value="65">
            <text:p>65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formula="of:=IF(([.A3]-[.B3])&lt;(([.C3]*(-1))-[.D3]); &quot;A&quot;; IF(([.A3]-[.B3])&gt;(([.C3]*(-1))+[.D3]); &quot;N&quot;; &quot;-&quot;))" office:value-type="string" office:string-value="A">
            <text:p>A</text:p>
          </table:table-cell>
          <table:table-cell table:formula="of:=IF(([.A3]-[.B3])&gt;([.C3]+[.D3]); &quot;A&quot;; IF(([.A3]-[.B3])&lt;([.C3]-[.D3]); &quot;N&quot;; &quot;-&quot;))" office:value-type="string" office:string-value="N">
            <text:p>N</text:p>
          </table:table-cell>
          <table:table-cell table:number-columns-repeated="1018"/>
        </table:table-row>
        <table:table-row table:style-name="ro2">
          <table:table-cell office:value-type="float" office:value="61">
            <text:p>61,0</text:p>
          </table:table-cell>
          <table:table-cell office:value-type="float" office:value="65">
            <text:p>65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formula="of:=IF(([.A4]-[.B4])&lt;(([.C4]*(-1))-[.D4]); &quot;A&quot;; IF(([.A4]-[.B4])&gt;(([.C4]*(-1))+[.D4]); &quot;N&quot;; &quot;-&quot;))" office:value-type="string" office:string-value="A">
            <text:p>A</text:p>
          </table:table-cell>
          <table:table-cell table:formula="of:=IF(([.A4]-[.B4])&gt;([.C4]+[.D4]); &quot;A&quot;; IF(([.A4]-[.B4])&lt;([.C4]-[.D4]); &quot;N&quot;; &quot;-&quot;))" office:value-type="string" office:string-value="N">
            <text:p>N</text:p>
          </table:table-cell>
          <table:table-cell table:number-columns-repeated="1018"/>
        </table:table-row>
        <table:table-row table:style-name="ro2">
          <table:table-cell office:value-type="float" office:value="61.5">
            <text:p>61,5</text:p>
          </table:table-cell>
          <table:table-cell office:value-type="float" office:value="65">
            <text:p>65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formula="of:=IF(([.A5]-[.B5])&lt;(([.C5]*(-1))-[.D5]); &quot;A&quot;; IF(([.A5]-[.B5])&gt;(([.C5]*(-1))+[.D5]); &quot;N&quot;; &quot;-&quot;))" office:value-type="string" office:string-value="A">
            <text:p>A</text:p>
          </table:table-cell>
          <table:table-cell table:formula="of:=IF(([.A5]-[.B5])&gt;([.C5]+[.D5]); &quot;A&quot;; IF(([.A5]-[.B5])&lt;([.C5]-[.D5]); &quot;N&quot;; &quot;-&quot;))" office:value-type="string" office:string-value="N">
            <text:p>N</text:p>
          </table:table-cell>
          <table:table-cell table:number-columns-repeated="1018"/>
        </table:table-row>
        <table:table-row table:style-name="ro2">
          <table:table-cell office:value-type="float" office:value="62">
            <text:p>62,0</text:p>
          </table:table-cell>
          <table:table-cell office:value-type="float" office:value="65">
            <text:p>65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formula="of:=IF(([.A6]-[.B6])&lt;(([.C6]*(-1))-[.D6]); &quot;A&quot;; IF(([.A6]-[.B6])&gt;(([.C6]*(-1))+[.D6]); &quot;N&quot;; &quot;-&quot;))" office:value-type="string" office:string-value="A">
            <text:p>A</text:p>
          </table:table-cell>
          <table:table-cell table:formula="of:=IF(([.A6]-[.B6])&gt;([.C6]+[.D6]); &quot;A&quot;; IF(([.A6]-[.B6])&lt;([.C6]-[.D6]); &quot;N&quot;; &quot;-&quot;))" office:value-type="string" office:string-value="N">
            <text:p>N</text:p>
          </table:table-cell>
          <table:table-cell table:number-columns-repeated="1018"/>
        </table:table-row>
        <table:table-row table:style-name="ro2">
          <table:table-cell office:value-type="float" office:value="62.5">
            <text:p>62,5</text:p>
          </table:table-cell>
          <table:table-cell office:value-type="float" office:value="65">
            <text:p>65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formula="of:=IF(([.A7]-[.B7])&lt;(([.C7]*(-1))-[.D7]); &quot;A&quot;; IF(([.A7]-[.B7])&gt;(([.C7]*(-1))+[.D7]); &quot;N&quot;; &quot;-&quot;))" office:value-type="string" office:string-value="A">
            <text:p>A</text:p>
          </table:table-cell>
          <table:table-cell table:formula="of:=IF(([.A7]-[.B7])&gt;([.C7]+[.D7]); &quot;A&quot;; IF(([.A7]-[.B7])&lt;([.C7]-[.D7]); &quot;N&quot;; &quot;-&quot;))" office:value-type="string" office:string-value="N">
            <text:p>N</text:p>
          </table:table-cell>
          <table:table-cell table:number-columns-repeated="1018"/>
        </table:table-row>
        <table:table-row table:style-name="ro2">
          <table:table-cell office:value-type="float" office:value="63">
            <text:p>63,0</text:p>
          </table:table-cell>
          <table:table-cell office:value-type="float" office:value="65">
            <text:p>65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formula="of:=IF(([.A8]-[.B8])&lt;(([.C8]*(-1))-[.D8]); &quot;A&quot;; IF(([.A8]-[.B8])&gt;(([.C8]*(-1))+[.D8]); &quot;N&quot;; &quot;-&quot;))" office:value-type="string" office:string-value="-">
            <text:p>-</text:p>
          </table:table-cell>
          <table:table-cell table:formula="of:=IF(([.A8]-[.B8])&gt;([.C8]+[.D8]); &quot;A&quot;; IF(([.A8]-[.B8])&lt;([.C8]-[.D8]); &quot;N&quot;; &quot;-&quot;))" office:value-type="string" office:string-value="N">
            <text:p>N</text:p>
          </table:table-cell>
          <table:table-cell table:number-columns-repeated="1018"/>
        </table:table-row>
        <table:table-row table:style-name="ro2">
          <table:table-cell office:value-type="float" office:value="63.5">
            <text:p>63,5</text:p>
          </table:table-cell>
          <table:table-cell office:value-type="float" office:value="65">
            <text:p>65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formula="of:=IF(([.A9]-[.B9])&lt;(([.C9]*(-1))-[.D9]); &quot;A&quot;; IF(([.A9]-[.B9])&gt;(([.C9]*(-1))+[.D9]); &quot;N&quot;; &quot;-&quot;))" office:value-type="string" office:string-value="-">
            <text:p>-</text:p>
          </table:table-cell>
          <table:table-cell table:formula="of:=IF(([.A9]-[.B9])&gt;([.C9]+[.D9]); &quot;A&quot;; IF(([.A9]-[.B9])&lt;([.C9]-[.D9]); &quot;N&quot;; &quot;-&quot;))" office:value-type="string" office:string-value="N">
            <text:p>N</text:p>
          </table:table-cell>
          <table:table-cell table:number-columns-repeated="1018"/>
        </table:table-row>
        <table:table-row table:style-name="ro2">
          <table:table-cell office:value-type="float" office:value="64">
            <text:p>64,0</text:p>
          </table:table-cell>
          <table:table-cell office:value-type="float" office:value="65">
            <text:p>65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formula="of:=IF(([.A10]-[.B10])&lt;(([.C10]*(-1))-[.D10]); &quot;A&quot;; IF(([.A10]-[.B10])&gt;(([.C10]*(-1))+[.D10]); &quot;N&quot;; &quot;-&quot;))" office:value-type="string" office:string-value="-">
            <text:p>-</text:p>
          </table:table-cell>
          <table:table-cell table:formula="of:=IF(([.A10]-[.B10])&gt;([.C10]+[.D10]); &quot;A&quot;; IF(([.A10]-[.B10])&lt;([.C10]-[.D10]); &quot;N&quot;; &quot;-&quot;))" office:value-type="string" office:string-value="N">
            <text:p>N</text:p>
          </table:table-cell>
          <table:table-cell table:number-columns-repeated="1018"/>
        </table:table-row>
        <table:table-row table:style-name="ro2">
          <table:table-cell table:style-name="ce3" office:value-type="float" office:value="64.5">
            <text:p>64,5</text:p>
          </table:table-cell>
          <table:table-cell table:style-name="ce6" office:value-type="float" office:value="65">
            <text:p>65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style-name="ce9" table:formula="of:=IF(([.A11]-[.B11])&lt;(([.C11]*(-1))-[.D11]); &quot;A&quot;; IF(([.A11]-[.B11])&gt;(([.C11]*(-1))+[.D11]); &quot;N&quot;; &quot;-&quot;))" office:value-type="string" office:string-value="N">
            <text:p>N</text:p>
          </table:table-cell>
          <table:table-cell table:style-name="ce9" table:formula="of:=IF(([.A11]-[.B11])&gt;([.C11]+[.D11]); &quot;A&quot;; IF(([.A11]-[.B11])&lt;([.C11]-[.D11]); &quot;N&quot;; &quot;-&quot;))" office:value-type="string" office:string-value="N">
            <text:p>N</text:p>
          </table:table-cell>
          <table:table-cell table:style-name="ce6" table:number-columns-repeated="1018"/>
        </table:table-row>
        <table:table-row table:style-name="ro2">
          <table:table-cell table:style-name="ce4" office:value-type="float" office:value="65">
            <text:p>65,0</text:p>
          </table:table-cell>
          <table:table-cell table:style-name="ce7" office:value-type="float" office:value="65">
            <text:p>65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style-name="ce10" table:formula="of:=IF(([.A12]-[.B12])&lt;(([.C12]*(-1))-[.D12]); &quot;A&quot;; IF(([.A12]-[.B12])&gt;(([.C12]*(-1))+[.D12]); &quot;N&quot;; &quot;-&quot;))" office:value-type="string" office:string-value="N">
            <text:p>N</text:p>
          </table:table-cell>
          <table:table-cell table:style-name="ce10" table:formula="of:=IF(([.A12]-[.B12])&gt;([.C12]+[.D12]); &quot;A&quot;; IF(([.A12]-[.B12])&lt;([.C12]-[.D12]); &quot;N&quot;; &quot;-&quot;))" office:value-type="string" office:string-value="N">
            <text:p>N</text:p>
          </table:table-cell>
          <table:table-cell table:style-name="ce7" table:number-columns-repeated="1018"/>
        </table:table-row>
        <table:table-row table:style-name="ro2">
          <table:table-cell table:style-name="ce3" office:value-type="float" office:value="65.5">
            <text:p>65,5</text:p>
          </table:table-cell>
          <table:table-cell table:style-name="ce6" office:value-type="float" office:value="65">
            <text:p>65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style-name="ce9" table:formula="of:=IF(([.A13]-[.B13])&lt;(([.C13]*(-1))-[.D13]); &quot;A&quot;; IF(([.A13]-[.B13])&gt;(([.C13]*(-1))+[.D13]); &quot;N&quot;; &quot;-&quot;))" office:value-type="string" office:string-value="N">
            <text:p>N</text:p>
          </table:table-cell>
          <table:table-cell table:style-name="ce9" table:formula="of:=IF(([.A13]-[.B13])&gt;([.C13]+[.D13]); &quot;A&quot;; IF(([.A13]-[.B13])&lt;([.C13]-[.D13]); &quot;N&quot;; &quot;-&quot;))" office:value-type="string" office:string-value="N">
            <text:p>N</text:p>
          </table:table-cell>
          <table:table-cell table:style-name="ce6" table:number-columns-repeated="1018"/>
        </table:table-row>
        <table:table-row table:style-name="ro2">
          <table:table-cell office:value-type="float" office:value="66">
            <text:p>66,0</text:p>
          </table:table-cell>
          <table:table-cell office:value-type="float" office:value="65">
            <text:p>65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formula="of:=IF(([.A14]-[.B14])&lt;(([.C14]*(-1))-[.D14]); &quot;A&quot;; IF(([.A14]-[.B14])&gt;(([.C14]*(-1))+[.D14]); &quot;N&quot;; &quot;-&quot;))" office:value-type="string" office:string-value="N">
            <text:p>N</text:p>
          </table:table-cell>
          <table:table-cell table:formula="of:=IF(([.A14]-[.B14])&gt;([.C14]+[.D14]); &quot;A&quot;; IF(([.A14]-[.B14])&lt;([.C14]-[.D14]); &quot;N&quot;; &quot;-&quot;))" office:value-type="string" office:string-value="-">
            <text:p>-</text:p>
          </table:table-cell>
          <table:table-cell table:number-columns-repeated="1018"/>
        </table:table-row>
        <table:table-row table:style-name="ro2">
          <table:table-cell office:value-type="float" office:value="66.5">
            <text:p>66,5</text:p>
          </table:table-cell>
          <table:table-cell office:value-type="float" office:value="65">
            <text:p>65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formula="of:=IF(([.A15]-[.B15])&lt;(([.C15]*(-1))-[.D15]); &quot;A&quot;; IF(([.A15]-[.B15])&gt;(([.C15]*(-1))+[.D15]); &quot;N&quot;; &quot;-&quot;))" office:value-type="string" office:string-value="N">
            <text:p>N</text:p>
          </table:table-cell>
          <table:table-cell table:formula="of:=IF(([.A15]-[.B15])&gt;([.C15]+[.D15]); &quot;A&quot;; IF(([.A15]-[.B15])&lt;([.C15]-[.D15]); &quot;N&quot;; &quot;-&quot;))" office:value-type="string" office:string-value="-">
            <text:p>-</text:p>
          </table:table-cell>
          <table:table-cell table:number-columns-repeated="1018"/>
        </table:table-row>
        <table:table-row table:style-name="ro2">
          <table:table-cell office:value-type="float" office:value="67">
            <text:p>67,0</text:p>
          </table:table-cell>
          <table:table-cell office:value-type="float" office:value="65">
            <text:p>65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formula="of:=IF(([.A16]-[.B16])&lt;(([.C16]*(-1))-[.D16]); &quot;A&quot;; IF(([.A16]-[.B16])&gt;(([.C16]*(-1))+[.D16]); &quot;N&quot;; &quot;-&quot;))" office:value-type="string" office:string-value="N">
            <text:p>N</text:p>
          </table:table-cell>
          <table:table-cell table:formula="of:=IF(([.A16]-[.B16])&gt;([.C16]+[.D16]); &quot;A&quot;; IF(([.A16]-[.B16])&lt;([.C16]-[.D16]); &quot;N&quot;; &quot;-&quot;))" office:value-type="string" office:string-value="-">
            <text:p>-</text:p>
          </table:table-cell>
          <table:table-cell table:number-columns-repeated="1018"/>
        </table:table-row>
        <table:table-row table:style-name="ro2">
          <table:table-cell office:value-type="float" office:value="67.5">
            <text:p>67,5</text:p>
          </table:table-cell>
          <table:table-cell office:value-type="float" office:value="65">
            <text:p>65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formula="of:=IF(([.A17]-[.B17])&lt;(([.C17]*(-1))-[.D17]); &quot;A&quot;; IF(([.A17]-[.B17])&gt;(([.C17]*(-1))+[.D17]); &quot;N&quot;; &quot;-&quot;))" office:value-type="string" office:string-value="N">
            <text:p>N</text:p>
          </table:table-cell>
          <table:table-cell table:formula="of:=IF(([.A17]-[.B17])&gt;([.C17]+[.D17]); &quot;A&quot;; IF(([.A17]-[.B17])&lt;([.C17]-[.D17]); &quot;N&quot;; &quot;-&quot;))" office:value-type="string" office:string-value="A">
            <text:p>A</text:p>
          </table:table-cell>
          <table:table-cell table:number-columns-repeated="1018"/>
        </table:table-row>
        <table:table-row table:style-name="ro2">
          <table:table-cell office:value-type="float" office:value="68">
            <text:p>68,0</text:p>
          </table:table-cell>
          <table:table-cell office:value-type="float" office:value="65">
            <text:p>65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formula="of:=IF(([.A18]-[.B18])&lt;(([.C18]*(-1))-[.D18]); &quot;A&quot;; IF(([.A18]-[.B18])&gt;(([.C18]*(-1))+[.D18]); &quot;N&quot;; &quot;-&quot;))" office:value-type="string" office:string-value="N">
            <text:p>N</text:p>
          </table:table-cell>
          <table:table-cell table:formula="of:=IF(([.A18]-[.B18])&gt;([.C18]+[.D18]); &quot;A&quot;; IF(([.A18]-[.B18])&lt;([.C18]-[.D18]); &quot;N&quot;; &quot;-&quot;))" office:value-type="string" office:string-value="A">
            <text:p>A</text:p>
          </table:table-cell>
          <table:table-cell table:number-columns-repeated="1018"/>
        </table:table-row>
        <table:table-row table:style-name="ro2">
          <table:table-cell office:value-type="float" office:value="68.5">
            <text:p>68,5</text:p>
          </table:table-cell>
          <table:table-cell office:value-type="float" office:value="65">
            <text:p>65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formula="of:=IF(([.A19]-[.B19])&lt;(([.C19]*(-1))-[.D19]); &quot;A&quot;; IF(([.A19]-[.B19])&gt;(([.C19]*(-1))+[.D19]); &quot;N&quot;; &quot;-&quot;))" office:value-type="string" office:string-value="N">
            <text:p>N</text:p>
          </table:table-cell>
          <table:table-cell table:formula="of:=IF(([.A19]-[.B19])&gt;([.C19]+[.D19]); &quot;A&quot;; IF(([.A19]-[.B19])&lt;([.C19]-[.D19]); &quot;N&quot;; &quot;-&quot;))" office:value-type="string" office:string-value="A">
            <text:p>A</text:p>
          </table:table-cell>
          <table:table-cell table:number-columns-repeated="1018"/>
        </table:table-row>
        <table:table-row table:style-name="ro2">
          <table:table-cell office:value-type="float" office:value="69">
            <text:p>69,0</text:p>
          </table:table-cell>
          <table:table-cell office:value-type="float" office:value="65">
            <text:p>65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formula="of:=IF(([.A20]-[.B20])&lt;(([.C20]*(-1))-[.D20]); &quot;A&quot;; IF(([.A20]-[.B20])&gt;(([.C20]*(-1))+[.D20]); &quot;N&quot;; &quot;-&quot;))" office:value-type="string" office:string-value="N">
            <text:p>N</text:p>
          </table:table-cell>
          <table:table-cell table:formula="of:=IF(([.A20]-[.B20])&gt;([.C20]+[.D20]); &quot;A&quot;; IF(([.A20]-[.B20])&lt;([.C20]-[.D20]); &quot;N&quot;; &quot;-&quot;))" office:value-type="string" office:string-value="A">
            <text:p>A</text:p>
          </table:table-cell>
          <table:table-cell table:number-columns-repeated="1018"/>
        </table:table-row>
        <table:table-row table:style-name="ro2">
          <table:table-cell office:value-type="float" office:value="69.5">
            <text:p>69,5</text:p>
          </table:table-cell>
          <table:table-cell office:value-type="float" office:value="65">
            <text:p>65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formula="of:=IF(([.A21]-[.B21])&lt;(([.C21]*(-1))-[.D21]); &quot;A&quot;; IF(([.A21]-[.B21])&gt;(([.C21]*(-1))+[.D21]); &quot;N&quot;; &quot;-&quot;))" office:value-type="string" office:string-value="N">
            <text:p>N</text:p>
          </table:table-cell>
          <table:table-cell table:formula="of:=IF(([.A21]-[.B21])&gt;([.C21]+[.D21]); &quot;A&quot;; IF(([.A21]-[.B21])&lt;([.C21]-[.D21]); &quot;N&quot;; &quot;-&quot;))" office:value-type="string" office:string-value="A">
            <text:p>A</text:p>
          </table:table-cell>
          <table:table-cell table:number-columns-repeated="1018"/>
        </table:table-row>
        <table:table-row table:style-name="ro2">
          <table:table-cell office:value-type="float" office:value="70">
            <text:p>70,0</text:p>
          </table:table-cell>
          <table:table-cell office:value-type="float" office:value="65">
            <text:p>65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formula="of:=IF(([.A22]-[.B22])&lt;(([.C22]*(-1))-[.D22]); &quot;A&quot;; IF(([.A22]-[.B22])&gt;(([.C22]*(-1))+[.D22]); &quot;N&quot;; &quot;-&quot;))" office:value-type="string" office:string-value="N">
            <text:p>N</text:p>
          </table:table-cell>
          <table:table-cell table:formula="of:=IF(([.A22]-[.B22])&gt;([.C22]+[.D22]); &quot;A&quot;; IF(([.A22]-[.B22])&lt;([.C22]-[.D22]); &quot;N&quot;; &quot;-&quot;))" office:value-type="string" office:string-value="A">
            <text:p>A</text:p>
          </table:table-cell>
          <table:table-cell table:number-columns-repeated="1018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number-style style:name="N106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4.03.2015</text:date>, <text:time>12:18:35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lip Hlouch</meta:initial-creator>
    <meta:creation-date>2015-03-04T11:53:05.57</meta:creation-date>
    <dc:date>2015-03-04T12:18:35.82</dc:date>
    <dc:creator>Filip Hlouch</dc:creator>
    <meta:editing-duration>PT25M29S</meta:editing-duration>
    <meta:editing-cycles>3</meta:editing-cycles>
    <meta:generator>OpenOffice/4.1.1$Win32 OpenOffice.org_project/411m6$Build-9775</meta:generator>
    <meta:document-statistic meta:table-count="1" meta:cell-count="132" meta:object-count="0"/>
  </office:meta>
</office:document-meta>
</file>